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228e15" officeooo:paragraph-rsid="001124a5"/>
    </style:style>
    <style:style style:name="P2" style:family="paragraph" style:parent-style-name="Standard">
      <style:text-properties style:font-name="Courier 10 Pitch" officeooo:rsid="00228e15" officeooo:paragraph-rsid="001a9ef1"/>
    </style:style>
    <style:style style:name="P3" style:family="paragraph" style:parent-style-name="Standard">
      <style:text-properties style:font-name="Courier 10 Pitch" officeooo:rsid="001cec0c" officeooo:paragraph-rsid="001124a5"/>
    </style:style>
    <style:style style:name="P4" style:family="paragraph" style:parent-style-name="Standard">
      <style:text-properties style:font-name="Courier 10 Pitch" officeooo:rsid="001cec0c" officeooo:paragraph-rsid="001a9ef1"/>
    </style:style>
    <style:style style:name="P5" style:family="paragraph" style:parent-style-name="Standard">
      <style:text-properties style:font-name="Courier 10 Pitch" officeooo:rsid="002eefdc" officeooo:paragraph-rsid="001124a5"/>
    </style:style>
    <style:style style:name="P6" style:family="paragraph" style:parent-style-name="Standard">
      <style:text-properties style:font-name="Courier 10 Pitch" officeooo:rsid="002eefdc" officeooo:paragraph-rsid="001a9ef1"/>
    </style:style>
    <style:style style:name="P7" style:family="paragraph" style:parent-style-name="Standard">
      <style:text-properties style:font-name="Courier 10 Pitch" officeooo:rsid="00124487" officeooo:paragraph-rsid="0011c17a"/>
    </style:style>
    <style:style style:name="P8" style:family="paragraph" style:parent-style-name="Standard">
      <style:text-properties style:font-name="Courier 10 Pitch" officeooo:rsid="000f4e9a" officeooo:paragraph-rsid="0011c17a"/>
    </style:style>
    <style:style style:name="P9" style:family="paragraph" style:parent-style-name="Standard">
      <style:text-properties style:font-name="Courier 10 Pitch" officeooo:rsid="00141033" officeooo:paragraph-rsid="00141033"/>
    </style:style>
    <style:style style:name="P10" style:family="paragraph" style:parent-style-name="Standard">
      <style:text-properties style:font-name="Courier 10 Pitch" officeooo:rsid="00229904" officeooo:paragraph-rsid="00229904"/>
    </style:style>
    <style:style style:name="P11" style:family="paragraph" style:parent-style-name="Standard">
      <style:text-properties style:font-name="Courier 10 Pitch" officeooo:rsid="00316a7e" officeooo:paragraph-rsid="00316a7e"/>
    </style:style>
    <style:style style:name="P12" style:family="paragraph" style:parent-style-name="Standard">
      <style:text-properties style:font-name="Courier 10 Pitch" officeooo:rsid="0037c47f" officeooo:paragraph-rsid="00390f6b"/>
    </style:style>
    <style:style style:name="P13" style:family="paragraph" style:parent-style-name="Standard">
      <style:text-properties style:font-name="Courier 10 Pitch" officeooo:rsid="0037c653" officeooo:paragraph-rsid="0037c653"/>
    </style:style>
    <style:style style:name="P14" style:family="paragraph" style:parent-style-name="Standard">
      <style:text-properties style:font-name="Courier 10 Pitch" officeooo:rsid="00390f6b" officeooo:paragraph-rsid="00390f6b"/>
    </style:style>
    <style:style style:name="P15" style:family="paragraph" style:parent-style-name="Standard">
      <style:paragraph-properties fo:text-align="end" style:justify-single-word="false" fo:break-before="page"/>
      <style:text-properties style:font-name="Courier 10 Pitch" officeooo:rsid="001f9a7a" officeooo:paragraph-rsid="0011c17a"/>
    </style:style>
    <style:style style:name="T1" style:family="text">
      <style:text-properties officeooo:rsid="00787551"/>
    </style:style>
    <style:style style:name="T2" style:family="text">
      <style:text-properties officeooo:rsid="0013106b"/>
    </style:style>
    <style:style style:name="T3" style:family="text">
      <style:text-properties officeooo:rsid="001a802e"/>
    </style:style>
    <style:style style:name="T4" style:family="text">
      <style:text-properties officeooo:rsid="001ba29e"/>
    </style:style>
    <style:style style:name="T5" style:family="text">
      <style:text-properties officeooo:rsid="001dceda"/>
    </style:style>
    <style:style style:name="T6" style:family="text">
      <style:text-properties officeooo:rsid="001f6562"/>
    </style:style>
    <style:style style:name="T7" style:family="text">
      <style:text-properties officeooo:rsid="0021031a"/>
    </style:style>
    <style:style style:name="T8" style:family="text">
      <style:text-properties officeooo:rsid="00240664"/>
    </style:style>
    <style:style style:name="T9" style:family="text">
      <style:text-properties officeooo:rsid="0027c554"/>
    </style:style>
    <style:style style:name="T10" style:family="text">
      <style:text-properties officeooo:rsid="0028c5ed"/>
    </style:style>
    <style:style style:name="T11" style:family="text">
      <style:text-properties officeooo:rsid="002a9dd0"/>
    </style:style>
    <style:style style:name="T12" style:family="text">
      <style:text-properties officeooo:rsid="002b8966"/>
    </style:style>
    <style:style style:name="T13" style:family="text">
      <style:text-properties officeooo:rsid="002c0de1"/>
    </style:style>
    <style:style style:name="T14" style:family="text">
      <style:text-properties officeooo:rsid="002d3782"/>
    </style:style>
    <style:style style:name="T15" style:family="text">
      <style:text-properties officeooo:rsid="002df928"/>
    </style:style>
    <style:style style:name="T16" style:family="text">
      <style:text-properties officeooo:rsid="00316a7e"/>
    </style:style>
    <style:style style:name="T17" style:family="text">
      <style:text-properties officeooo:rsid="00377338"/>
    </style:style>
    <style:style style:name="T18" style:family="text">
      <style:text-properties officeooo:rsid="00390f6b"/>
    </style:style>
    <style:style style:name="T19" style:family="text">
      <style:text-properties officeooo:rsid="003b72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ate - <text:s text:c="7"/></text:p>
      <text:p text:style-name="P8"/>
      <text:p text:style-name="P8">Experiment – <text:span text:style-name="T19">6</text:span></text:p>
      <text:p text:style-name="P9">Python <text:span text:style-name="T3">Programming</text:span></text:p>
      <text:p text:style-name="P7"/>
      <text:p text:style-name="P3">Program – <text:span text:style-name="T1">1</text:span></text:p>
      <text:p text:style-name="P3"/>
      <text:p text:style-name="P5">AIM :</text:p>
      <text:p text:style-name="P5"><text:tab/><text:span text:style-name="T4">To create a new program called HelloWorld.py . This file should be used to write your ”Hello World !” program.</text:span></text:p>
      <text:p text:style-name="P5"/>
      <text:p text:style-name="P1">PROGRAM :</text:p>
      <text:p text:style-name="P1"/>
      <text:p text:style-name="P1"/>
      <text:p text:style-name="P1"/>
      <text:p text:style-name="P1"/>
      <text:p text:style-name="P4">Program – <text:span text:style-name="T5">2</text:span></text:p>
      <text:p text:style-name="P4"/>
      <text:p text:style-name="P6">AIM :</text:p>
      <text:p text:style-name="P6"><text:tab/><text:span text:style-name="T6">To write a function reverse to reverse a list without using the reverse function.</text:span></text:p>
      <text:p text:style-name="P6"/>
      <text:p text:style-name="P2">PROGRAM :</text:p>
      <text:p text:style-name="P2"/>
      <text:p text:style-name="P2"/>
      <text:p text:style-name="P2"/>
      <text:p text:style-name="P2"/>
      <text:p text:style-name="P2"/>
      <text:p text:style-name="P4">Program – <text:span text:style-name="T7">3</text:span></text:p>
      <text:p text:style-name="P4"/>
      <text:p text:style-name="P6">AIM :</text:p>
      <text:p text:style-name="P6"><text:tab/><text:span text:style-name="T7">To write a method fact that takes a number from the user and prints the factorial.</text:span></text:p>
      <text:p text:style-name="P10"/>
      <text:p text:style-name="P2">PROGRAM :</text:p>
      <text:p text:style-name="P2"/>
      <text:p text:style-name="P2"/>
      <text:p text:style-name="P2"/>
      <text:p text:style-name="P2"/>
      <text:p text:style-name="P2"/>
      <text:p text:style-name="P4">Program – <text:span text:style-name="T8">4</text:span></text:p>
      <text:p text:style-name="P4"/>
      <text:p text:style-name="P6">AIM :</text:p>
      <text:p text:style-name="P6"><text:tab/><text:span text:style-name="T9">To write a GUI for the expression calculator using tk.</text:span></text:p>
      <text:p text:style-name="P2">PROGRAM :</text:p>
      <text:p text:style-name="P2"/>
      <text:p text:style-name="P2"/>
      <text:p text:style-name="P2"/>
      <text:p text:style-name="P2"/>
      <text:p text:style-name="P2"/>
      <text:p text:style-name="P4"><text:soft-page-break/>Program – <text:span text:style-name="T10">5</text:span></text:p>
      <text:p text:style-name="P4"/>
      <text:p text:style-name="P6">AIM :</text:p>
      <text:p text:style-name="P6"><text:tab/><text:span text:style-name="T10">To write a procesure to install packages requests, flask and expore them using pip.<text:line-break/></text:span></text:p>
      <text:p text:style-name="P2">PROGRAM :</text:p>
      <text:p text:style-name="P2"/>
      <text:p text:style-name="P2"/>
      <text:p text:style-name="P2"/>
      <text:p text:style-name="P2"/>
      <text:p text:style-name="P2"/>
      <text:p text:style-name="P4">Program – <text:span text:style-name="T11">6</text:span></text:p>
      <text:p text:style-name="P4"/>
      <text:p text:style-name="P6">AIM :</text:p>
      <text:p text:style-name="P6"><text:tab/><text:span text:style-name="T12">To write a script that imports Requests and fetches the content from a page.</text:span></text:p>
      <text:p text:style-name="P6"/>
      <text:p text:style-name="P2">PROGRAM :</text:p>
      <text:p text:style-name="P2"/>
      <text:p text:style-name="P2"/>
      <text:p text:style-name="P2"/>
      <text:p text:style-name="P2"/>
      <text:p text:style-name="P2"/>
      <text:p text:style-name="P4">Program – <text:span text:style-name="T13">7</text:span></text:p>
      <text:p text:style-name="P4"/>
      <text:p text:style-name="P6">AIM :</text:p>
      <text:p text:style-name="P6"><text:tab/><text:span text:style-name="T14">To write a simple script that serves a simple HTTP response and a simple HTML page using Python.</text:span></text:p>
      <text:p text:style-name="P6"/>
      <text:p text:style-name="P2">PROGRAM :</text:p>
      <text:p text:style-name="P2"/>
      <text:p text:style-name="P2"/>
      <text:p text:style-name="P2"/>
      <text:p text:style-name="P2"/>
      <text:p text:style-name="P2"/>
      <text:p text:style-name="P4">Program – <text:span text:style-name="T15">8</text:span></text:p>
      <text:p text:style-name="P4"/>
      <text:p text:style-name="P6">AIM :</text:p>
      <text:p text:style-name="P6"><text:tab/><text:span text:style-name="T16">To implement the following modules using Server Side Scripting (Python)</text:span></text:p>
      <text:p text:style-name="P11">(i) <text:s text:c="2"/><text:span text:style-name="T17">Gathering form data.</text:span></text:p>
      <text:p text:style-name="P12">(ii) <text:s/>Querying the database.</text:p>
      <text:p text:style-name="P12"><text:span text:style-name="T18">(iii) R</text:span>esponse generation.</text:p>
      <text:p text:style-name="P13">(i<text:span text:style-name="T18">v</text:span>) <text:s/>Session management.</text:p>
      <text:p text:style-name="P14">(v) <text:s text:c="2"/>Use MySQL or JDBS or Oracle .</text:p>
      <text:p text:style-name="P6"/>
      <text:p text:style-name="P2">PROGRAM :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3:08:41.825561060</meta:creation-date>
    <meta:generator>LibreOffice/5.1.6.2$Linux_X86_64 LibreOffice_project/10m0$Build-2</meta:generator>
    <dc:date>2019-02-13T13:17:37.121549136</dc:date>
    <meta:editing-duration>PT8M40S</meta:editing-duration>
    <meta:editing-cycles>32</meta:editing-cycles>
    <meta:document-statistic meta:table-count="0" meta:image-count="0" meta:object-count="0" meta:page-count="2" meta:paragraph-count="40" meta:word-count="192" meta:character-count="1048" meta:non-whitespace-character-count="864"/>
  </office:meta>
</office:document-meta>
</file>